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a123f" officeooo:paragraph-rsid="00156b2f"/>
    </style:style>
    <style:style style:name="P2" style:family="paragraph" style:parent-style-name="Heading_20_1">
      <style:text-properties style:font-name="Arial" officeooo:rsid="001b1124" officeooo:paragraph-rsid="00156b2f"/>
    </style:style>
    <style:style style:name="P3" style:family="paragraph" style:parent-style-name="Heading_20_3">
      <style:text-properties officeooo:paragraph-rsid="00156b2f"/>
    </style:style>
    <style:style style:name="P4" style:family="paragraph" style:parent-style-name="Text_20_body" style:list-style-name="L1">
      <style:text-properties style:font-name="Arial" officeooo:rsid="0022bde4" officeooo:paragraph-rsid="00156b2f"/>
    </style:style>
    <style:style style:name="P5" style:family="paragraph" style:parent-style-name="Text_20_body">
      <style:text-properties style:font-name="Arial" officeooo:rsid="0022bde4" officeooo:paragraph-rsid="00156b2f"/>
    </style:style>
    <style:style style:name="P6" style:family="paragraph" style:parent-style-name="Text_20_body">
      <style:text-properties style:font-name="Arial" officeooo:rsid="001b1124" officeooo:paragraph-rsid="00156b2f"/>
    </style:style>
    <style:style style:name="P7" style:family="paragraph" style:parent-style-name="Text_20_body">
      <style:text-properties style:font-name="Arial" officeooo:paragraph-rsid="00156b2f"/>
    </style:style>
    <style:style style:name="P8" style:family="paragraph" style:parent-style-name="Text_20_body">
      <style:text-properties officeooo:paragraph-rsid="00156b2f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Andale Mono" fo:font-size="10pt" officeooo:rsid="001b1124" officeooo:paragraph-rsid="00156b2f" style:font-size-asian="10pt" style:font-size-complex="10pt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font-name="Andale Mono" fo:font-size="10pt" officeooo:rsid="0024bab7" officeooo:paragraph-rsid="00156b2f" style:font-size-asian="10pt" style:font-size-complex="10pt"/>
    </style:style>
    <style:style style:name="T1" style:family="text">
      <style:text-properties fo:font-weight="bold" officeooo:rsid="0024bab7" style:font-weight-asian="bold" style:font-weight-complex="bold"/>
    </style:style>
    <style:style style:name="T2" style:family="text">
      <style:text-properties officeooo:rsid="0024bab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2bde4"/>
    </style:style>
    <style:style style:name="T5" style:family="text">
      <style:text-properties officeooo:rsid="00219012"/>
    </style:style>
    <style:style style:name="T6" style:family="text">
      <style:text-properties style:font-name="Arial"/>
    </style:style>
    <style:style style:name="T7" style:family="text">
      <style:text-properties style:font-name="Arial" officeooo:rsid="0024bab7"/>
    </style:style>
    <style:style style:name="T8" style:family="text">
      <style:text-properties style:font-name="Arial" officeooo:rsid="001b1124"/>
    </style:style>
    <style:style style:name="T9" style:family="text">
      <style:text-properties style:font-name="Arial" officeooo:rsid="00215d1f"/>
    </style:style>
    <style:style style:name="T10" style:family="text">
      <style:text-properties style:font-name="Arial" officeooo:rsid="001ee20c"/>
    </style:style>
    <style:style style:name="T11" style:family="text">
      <style:text-properties style:font-name="Arial" style:text-underline-style="none" officeooo:rsid="001b1124"/>
    </style:style>
    <style:style style:name="T12" style:family="text">
      <style:text-properties style:font-name="Arial" fo:font-weight="bold" officeooo:rsid="0024bab7" style:font-weight-asian="bold" style:font-weight-complex="bold"/>
    </style:style>
    <style:style style:name="T13" style:family="text">
      <style:text-properties style:font-name="Arial" officeooo:rsid="0022bde4"/>
    </style:style>
    <style:style style:name="T14" style:family="text">
      <style:text-properties style:font-name="Arial" fo:font-style="italic" officeooo:rsid="0022bde4" style:font-style-asian="italic" style:font-style-complex="italic"/>
    </style:style>
    <style:style style:name="T1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rrecciones</text:h>
      <text:p text:style-name="P7"><text:span text:style-name="T4">1. Descomenté algunos mensajes de error mientras que otros los eliminé por completo.</text:span></text:p>
      <text:p text:style-name="P6"><text:span text:style-name="T2">2. </text:span>Hice correcciones del código, <text:span text:style-name="T5">como por ejemplo arreglar los paréntesis en las macros.</text:span></text:p>
      <text:p text:style-name="P8"><text:span text:style-name="T7">3. </text:span><text:span text:style-name="T8">Se modificó la función socket_tcp_enviar </text:span><text:span text:style-name="T9">dado </text:span><text:span text:style-name="T10">que a pesar de tener un while para asegurar de enviar todo el mensaje no se movía en el buffer con el fin de enviar en el siguiente intento los bytes restantes. <text:s/></text:span><text:span text:style-name="T9">Con la modificación </text:span><text:span text:style-name="T8"><text:s/>en caso de no enviar la totalidad del mensaje (es decir, los enviados eran menor a la longitud) en el siguiente intento </text:span><text:span text:style-name="T11">se envía un puntero desde la cantidad de enviados: </text:span></text:p>
      <text:p text:style-name="P9"><text:span text:style-name="T15">send(self-&gt;fd, &amp;buff_nuevo[enviados], longitud-enviados, MSG_NOSIGNAL);</text:span></text:p>
      <text:p text:style-name="P8"><text:span text:style-name="T7">4. R</text:span><text:span text:style-name="T8">especto al protocolo, </text:span><text:span text:style-name="T9">eliminé</text:span><text:span text:style-name="T8"> que el servidor tenga que mandar un byte mas para dar cuenta del ‘\0’ del fin de cadena y </text:span><text:span text:style-name="T9">modifiqué para que </text:span><text:span text:style-name="T8">lo agreg</text:span><text:span text:style-name="T9">ue </text:span><text:span text:style-name="T8">el cliente </text:span><text:span text:style-name="T9">dado que</text:span><text:span text:style-name="T8"> es</text:span><text:span text:style-name="T9">te</text:span><text:span text:style-name="T8"> el que sabe que está recibiendo y p</text:span><text:span text:style-name="T9">ara qué</text:span><text:span text:style-name="T8"> l</text:span><text:span text:style-name="T9">o va a usar</text:span><text:span text:style-name="T8">. </text:span><text:span text:style-name="T9">A fines prácticos, el cliente malloquea para el tamaño del mensaje a recibir +1, y luego al final agrega un ‘\0’.</text:span></text:p>
      <text:h text:style-name="P3" text:outline-level="3"><text:span text:style-name="T9">M</text:span><text:span text:style-name="T6">odificaciones posibles pero no realizadas (por falta de tiempo)</text:span></text:h>
      <text:p text:style-name="P8"><text:span text:style-name="T12">a</text:span><text:span text:style-name="T7">. </text:span><text:span text:style-name="T13">Para dar cuenta de la corrección sobre que el TDA </text:span><text:span text:style-name="T14">sector</text:span><text:span text:style-name="T13"> es muy complejo. No tuve tiempo de modificarlo, pero se me ocurren dos modificaciones que se le podría hacer:</text:span></text:p>
      <text:list xml:id="list3403810699" text:style-name="L1">
        <text:list-item>
          <text:p text:style-name="P4">En primer lugar, que se guarden las celdas en el stack en vez de memoria dinámica. </text:p>
        </text:list-item>
        <text:list-item>
          <text:p text:style-name="P4">En segundo lugar, para hacerlo un poco mas flexible, el sector podría recibir en su constructor, la capacidad. De manera que se vuelve un TDA ligeramente mas reutilizable.</text:p>
        </text:list-item>
      </text:list>
      <text:p text:style-name="P8"><text:span text:style-name="T12">b</text:span><text:span text:style-name="T7">. </text:span><text:span text:style-name="T9">Hacer un array de array para las celdas del tablero, aunque es mas complejo que hacer un array u</text:span><text:span text:style-name="T7">nidimensional</text:span><text:span text:style-name="T9"> a mi me permitió acceder por fila y columna mas </text:span><text:span text:style-name="T13">fácilmente. Lo que podría ser un cambio posible, dado que el tablero de un sudoku no es muy grande declararlo en el stack </text:span><text:span text:style-name="T7">de la siguiente manera:</text:span></text:p>
      <text:p text:style-name="P10">celda_t celdas[9][9];</text:p>
      <text:p text:style-name="P8"><text:span text:style-name="T13">O</text:span><text:span text:style-name="T7">tra opción</text:span><text:span text:style-name="T13"> declararlo parcialmente en el stack guardando el vector de filas allí y cada fila en el heap.</text:span></text:p>
      <text:p text:style-name="P5"><text:span text:style-name="T1">c</text:span><text:span text:style-name="T2">. </text:span>Finalmente sobre el comentario de si es necesario un TDA <text:span text:style-name="T3">celda</text:span>. <text:span text:style-name="T2">U</text:span>na alternativa posible <text:span text:style-name="T2">es </text:span>eliminar el TDA <text:span text:style-name="T3">celda</text:span> y que las pocas validaciones que esta hace se hagan en el TDA <text:span text:style-name="T3">tablero</text:span>, que es el que maneja toda la lógica del sudoku. Esto se podría lograr, haciendo que el TDA <text:span text:style-name="T3">tablero</text:span> tenga 2 “tableros”, uno con los valores numéricos de cada fila y otro con un valor booleano que indica si esta es inmutable o n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123f" officeooo:paragraph-rsid="00156b2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J1 | 100912 – Manuel Stur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4T09:56:22.889644983</meta:creation-date>
    <dc:date>2019-09-24T09:58:05.168385694</dc:date>
    <meta:editing-duration>PT1M43S</meta:editing-duration>
    <meta:editing-cycles>1</meta:editing-cycles>
    <meta:document-statistic meta:table-count="0" meta:image-count="0" meta:object-count="0" meta:page-count="1" meta:paragraph-count="15" meta:word-count="420" meta:character-count="2373" meta:non-whitespace-character-count="1965"/>
    <meta:generator>LibreOffice/6.3.1.2$Linux_X86_64 LibreOffice_project/522b3d05dbc14df140b4b4e8cb5fa288e6bf2465</meta:generator>
  </office:meta>
</office:document-meta>
</file>